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Scripts/javascript/Library1/Macro1.js"/>
  <manifest:file-entry manifest:media-type="" manifest:full-path="Scripts/javascript/Library1/parcel-descriptor.xml"/>
  <manifest:file-entry manifest:media-type="application/binary" manifest:full-path="Scripts/javascript/Library1/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text/xml" manifest:full-path="Dialogs/dialog-lc.xml"/>
  <manifest:file-entry manifest:media-type="text/xml" manifest:full-path="Dialogs/Standard/Dialog1.xml"/>
  <manifest:file-entry manifest:media-type="text/xml" manifest:full-path="Dialogs/Standard/dialog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5.105cm"/>
    </style:style>
    <style:style style:name="co4" style:family="table-column">
      <style:table-column-properties fo:break-before="auto" style:column-width="1.558cm"/>
    </style:style>
    <style:style style:name="co5" style:family="table-column">
      <style:table-column-properties fo:break-before="auto" style:column-width="6.105cm"/>
    </style:style>
    <style:style style:name="co6" style:family="table-column">
      <style:table-column-properties fo:break-before="auto" style:column-width="4.577cm"/>
    </style:style>
    <style:style style:name="co7" style:family="table-column">
      <style:table-column-properties fo:break-before="auto" style:column-width="4.24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2.29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ext-properties style:font-name="Arial" fo:font-size="11pt" style:font-size-asian="11pt" style:font-size-complex="11pt"/>
    </style:style>
    <style:style style:name="ce8" style:family="table-cell" style:parent-style-name="Defaul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>
      <style:text-properties fo:font-size="11pt" style:text-underline-style="solid" style:text-underline-width="auto" style:text-underline-color="font-color" style:font-size-asian="11pt" style:font-size-complex="11pt"/>
    </style:style>
    <style:style style:name="ce12" style:family="table-cell" style:parent-style-name="Default" style:data-style-name="N100">
      <style:table-cell-properties fo:wrap-option="wrap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fo:wrap-option="wrap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1pt" style:language-asian="en" style:country-asian="US" style:font-style-asian="normal" style:font-weight-asian="normal" style:font-name-complex="Consolas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1pt" style:font-name-asian="Consolas" style:font-size-asian="11pt" style:font-name-complex="Consolas" style:font-size-complex="11pt"/>
    </style:style>
  </office:automatic-styles>
  <office:body>
    <office:spreadsheet>
      <table:table table:name="Region" table:style-name="ta1" table:print="false">
        <table:table-column table:style-name="co1" table:number-columns-repeated="2" table:default-cell-style-name="ce1"/>
        <table:table-column table:style-name="co1" table:number-columns-repeated="1022" table:default-cell-style-name="ce7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RegionID</text:p>
          </table:table-cell>
          <table:table-cell table:style-name="ce2" office:value-type="string">
            <text:p>hex</text:p>
          </table:table-cell>
          <table:table-cell table:style-name="ce8" office:value-type="string">
            <text:p>Use</text:p>
          </table:table-cell>
          <table:table-cell table:style-name="ce8" table:number-columns-repeated="4"/>
          <table:table-cell table:style-name="ce8" office:value-type="string">
            <text:p>Example</text:p>
          </table:table-cell>
          <table:table-cell table:style-name="ce8"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style-name="ce6" table:formula="of:=DEC2BIN([.A3])" office:value-type="string" office:string-value="1">
            <text:p>1</text:p>
          </table:table-cell>
          <table:table-cell table:style-name="ce9" office:value-type="string">
            <text:p>blocked for party *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table:style-name="ce6" table:formula="of:=DEC2BIN([.A4])" office:value-type="string" office:string-value="10">
            <text:p>10</text:p>
          </table:table-cell>
          <table:table-cell table:style-name="ce9" office:value-type="string">
            <text:p>force party to slow down *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table:style-name="ce6" table:formula="of:=DEC2BIN([.A5])" office:value-type="string" office:string-value="11">
            <text:p>11</text:p>
          </table:table-cell>
          <table:table-cell table:style-name="ce9"/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table:style-name="ce6" table:formula="of:=DEC2BIN([.A6])" office:value-type="string" office:string-value="100">
            <text:p>100</text:p>
          </table:table-cell>
          <table:table-cell table:style-name="ce9" office:value-type="string">
            <text:p>apply LustPoisonState *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table:style-name="ce6" table:formula="of:=DEC2BIN([.A7])" office:value-type="string" office:string-value="101">
            <text:p>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table:style-name="ce6" table:formula="of:=DEC2BIN([.A8])" office:value-type="string" office:string-value="110">
            <text:p>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table:style-name="ce6" table:formula="of:=DEC2BIN([.A9])" office:value-type="string" office:string-value="111">
            <text:p>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table:style-name="ce6" table:formula="of:=DEC2BIN([.A10])" office:value-type="string" office:string-value="1000">
            <text:p>10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table:style-name="ce6" table:formula="of:=DEC2BIN([.A11])" office:value-type="string" office:string-value="1001">
            <text:p>10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table:style-name="ce6" table:formula="of:=DEC2BIN([.A12])" office:value-type="string" office:string-value="1010">
            <text:p>10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table:style-name="ce6" table:formula="of:=DEC2BIN([.A13])" office:value-type="string" office:string-value="1011">
            <text:p>10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table:style-name="ce6" table:formula="of:=DEC2BIN([.A14])" office:value-type="string" office:string-value="1100">
            <text:p>11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table:style-name="ce6" table:formula="of:=DEC2BIN([.A15])" office:value-type="string" office:string-value="1101">
            <text:p>1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table:style-name="ce6" table:formula="of:=DEC2BIN([.A16])" office:value-type="string" office:string-value="1110">
            <text:p>1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table:style-name="ce6" table:formula="of:=DEC2BIN([.A17])" office:value-type="string" office:string-value="1111">
            <text:p>1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table:style-name="ce6" table:formula="of:=DEC2BIN([.A18])" office:value-type="string" office:string-value="10000">
            <text:p>100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table:style-name="ce6" table:formula="of:=DEC2BIN([.A19])" office:value-type="string" office:string-value="10001">
            <text:p>100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table:style-name="ce6" table:formula="of:=DEC2BIN([.A20])" office:value-type="string" office:string-value="10010">
            <text:p>100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table:style-name="ce6" table:formula="of:=DEC2BIN([.A21])" office:value-type="string" office:string-value="10011">
            <text:p>100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table:style-name="ce6" table:formula="of:=DEC2BIN([.A22])" office:value-type="string" office:string-value="10100">
            <text:p>101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table:style-name="ce6" table:formula="of:=DEC2BIN([.A23])" office:value-type="string" office:string-value="10101">
            <text:p>10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table:style-name="ce6" table:formula="of:=DEC2BIN([.A24])" office:value-type="string" office:string-value="10110">
            <text:p>10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table:style-name="ce6" table:formula="of:=DEC2BIN([.A25])" office:value-type="string" office:string-value="10111">
            <text:p>10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table:style-name="ce6" table:formula="of:=DEC2BIN([.A26])" office:value-type="string" office:string-value="11000">
            <text:p>110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table:style-name="ce6" table:formula="of:=DEC2BIN([.A27])" office:value-type="string" office:string-value="11001">
            <text:p>110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table:style-name="ce6" table:formula="of:=DEC2BIN([.A28])" office:value-type="string" office:string-value="11010">
            <text:p>110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table:style-name="ce6" table:formula="of:=DEC2BIN([.A29])" office:value-type="string" office:string-value="11011">
            <text:p>110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table:style-name="ce6" table:formula="of:=DEC2BIN([.A30])" office:value-type="string" office:string-value="11100">
            <text:p>111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table:style-name="ce6" table:formula="of:=DEC2BIN([.A31])" office:value-type="string" office:string-value="11101">
            <text:p>11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table:style-name="ce6" table:formula="of:=DEC2BIN([.A32])" office:value-type="string" office:string-value="11110">
            <text:p>11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table:style-name="ce6" table:formula="of:=DEC2BIN([.A33])" office:value-type="string" office:string-value="11111">
            <text:p>11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table:style-name="ce6" table:formula="of:=DEC2BIN([.A34])" office:value-type="string" office:string-value="100000">
            <text:p>10000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2">
          <table:table-cell table:style-name="ce4" office:value-type="string">
            <text:p>* <text:s/>use stepback command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4" office:value-type="string">
            <text:p>* <text:s/>dont use setmoveRoute in an event, this would abort moveRoutes triggered by other events; use script $gamePlayer.setMoveSpeed(1) instead and also only trigger if region change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 table:number-rows-repeated="3">
          <table:table-cell table:style-name="ce5" table:number-columns-repeated="2"/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onEvent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3">
          <table:table-cell table:number-columns-repeated="5"/>
        </table:table-row>
        <table:table-row table:style-name="ro4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</text:p>
          </table:table-cell>
          <table:table-cell office:value-type="string">
            <text:p>Condition</text:p>
          </table:table-cell>
          <table:table-cell office:value-type="string">
            <text:p>Us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PlayerTracking</text:p>
          </table:table-cell>
          <table:table-cell office:value-type="string">
            <text:p>Paralel</text:p>
          </table:table-cell>
          <table:table-cell office:value-type="string">
            <text:p>CE1_Active</text:p>
          </table:table-cell>
          <table:table-cell office:value-type="string">
            <text:p>used on Maps to detect actuall PlayerPosition &amp; region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TimeTracking</text:p>
          </table:table-cell>
          <table:table-cell office:value-type="string">
            <text:p>Paralel</text:p>
          </table:table-cell>
          <table:table-cell office:value-type="string">
            <text:p>CE2_Active</text:p>
          </table:table-cell>
          <table:table-cell office:value-type="string">
            <text:p>used for Date&amp;Time-Tracking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Surrender</text:p>
          </table:table-cell>
          <table:table-cell office:value-type="string">
            <text:p>Autorun</text:p>
          </table:table-cell>
          <table:table-cell office:value-type="string">
            <text:p>Force_Surrender</text:p>
          </table:table-cell>
          <table:table-cell office:value-type="string">
            <text:p>triggers surrender-Scene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number-columns-repeated="4"/>
        </table:table-row>
        <table:table-row table:style-name="ro3">
          <table:table-cell office:value-type="float" office:value="5">
            <text:p>5</text:p>
          </table:table-cell>
          <table:table-cell table:number-columns-repeated="4"/>
        </table:table-row>
        <table:table-row table:style-name="ro3">
          <table:table-cell office:value-type="float" office:value="6">
            <text:p>6</text:p>
          </table:table-cell>
          <table:table-cell table:number-columns-repeated="4"/>
        </table:table-row>
        <table:table-row table:style-name="ro3">
          <table:table-cell office:value-type="float" office:value="7">
            <text:p>7</text:p>
          </table:table-cell>
          <table:table-cell table:number-columns-repeated="4"/>
        </table:table-row>
        <table:table-row table:style-name="ro3">
          <table:table-cell office:value-type="float" office:value="8">
            <text:p>8</text:p>
          </table:table-cell>
          <table:table-cell table:number-columns-repeated="4"/>
        </table:table-row>
        <table:table-row table:style-name="ro3">
          <table:table-cell office:value-type="float" office:value="9">
            <text:p>9</text:p>
          </table:table-cell>
          <table:table-cell table:number-columns-repeated="4"/>
        </table:table-row>
        <table:table-row table:style-name="ro3">
          <table:table-cell office:value-type="float" office:value="10">
            <text:p>10</text:p>
          </table:table-cell>
          <table:table-cell table:number-columns-repeated="4"/>
        </table:table-row>
        <table:table-row table:style-name="ro3">
          <table:table-cell office:value-type="float" office:value="11">
            <text:p>11</text:p>
          </table:table-cell>
          <table:table-cell table:number-columns-repeated="4"/>
        </table:table-row>
        <table:table-row table:style-name="ro3">
          <table:table-cell office:value-type="float" office:value="12">
            <text:p>12</text:p>
          </table:table-cell>
          <table:table-cell table:number-columns-repeated="4"/>
        </table:table-row>
        <table:table-row table:style-name="ro3">
          <table:table-cell office:value-type="float" office:value="13">
            <text:p>13</text:p>
          </table:table-cell>
          <table:table-cell table:number-columns-repeated="4"/>
        </table:table-row>
        <table:table-row table:style-name="ro3">
          <table:table-cell office:value-type="float" office:value="14">
            <text:p>14</text:p>
          </table:table-cell>
          <table:table-cell table:number-columns-repeated="4"/>
        </table:table-row>
        <table:table-row table:style-name="ro3">
          <table:table-cell office:value-type="float" office:value="15">
            <text:p>15</text:p>
          </table:table-cell>
          <table:table-cell table:number-columns-repeated="4"/>
        </table:table-row>
        <table:table-row table:style-name="ro3">
          <table:table-cell office:value-type="float" office:value="16">
            <text:p>16</text:p>
          </table:table-cell>
          <table:table-cell table:number-columns-repeated="4"/>
        </table:table-row>
        <table:table-row table:style-name="ro3">
          <table:table-cell office:value-type="float" office:value="17">
            <text:p>17</text:p>
          </table:table-cell>
          <table:table-cell table:number-columns-repeated="4"/>
        </table:table-row>
        <table:table-row table:style-name="ro3">
          <table:table-cell office:value-type="float" office:value="18">
            <text:p>18</text:p>
          </table:table-cell>
          <table:table-cell table:number-columns-repeated="4"/>
        </table:table-row>
        <table:table-row table:style-name="ro3">
          <table:table-cell office:value-type="float" office:value="19">
            <text:p>19</text:p>
          </table:table-cell>
          <table:table-cell table:number-columns-repeated="4"/>
        </table:table-row>
        <table:table-row table:style-name="ro3">
          <table:table-cell office:value-type="float" office:value="20">
            <text:p>20</text:p>
          </table:table-cell>
          <table:table-cell table:number-columns-repeated="4"/>
        </table:table-row>
        <table:table-row table:style-name="ro3">
          <table:table-cell office:value-type="float" office:value="21">
            <text:p>21</text:p>
          </table:table-cell>
          <table:table-cell table:number-columns-repeated="4"/>
        </table:table-row>
        <table:table-row table:style-name="ro3">
          <table:table-cell office:value-type="float" office:value="22">
            <text:p>22</text:p>
          </table:table-cell>
          <table:table-cell table:number-columns-repeated="4"/>
        </table:table-row>
        <table:table-row table:style-name="ro3">
          <table:table-cell office:value-type="float" office:value="23">
            <text:p>23</text:p>
          </table:table-cell>
          <table:table-cell table:number-columns-repeated="4"/>
        </table:table-row>
      </table:table>
      <table:table table:name="Switches" table:style-name="ta1" table:print="false">
        <table:table-column table:style-name="co1" table:number-columns-repeated="3" table:default-cell-style-name="Default"/>
        <table:table-row table:style-name="ro3">
          <table:table-cell table:number-columns-repeated="3"/>
        </table:table-row>
        <table:table-row table:style-name="ro4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Us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E1_Active</text:p>
          </table:table-cell>
          <table:table-cell office:value-type="string">
            <text:p>needs to be enabled when in MAP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Force_Surrender</text:p>
          </table:table-cell>
          <table:table-cell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CE2_Active</text:p>
          </table:table-cell>
          <table:table-cell office:value-type="string">
            <text:p>needs to be enabled when in MAP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DEBUG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table:number-columns-repeated="2"/>
        </table:table-row>
        <table:table-row table:style-name="ro3">
          <table:table-cell office:value-type="float" office:value="7">
            <text:p>7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table:number-columns-repeated="2"/>
        </table:table-row>
        <table:table-row table:style-name="ro3">
          <table:table-cell office:value-type="float" office:value="9">
            <text:p>9</text:p>
          </table:table-cell>
          <table:table-cell table:number-columns-repeated="2"/>
        </table:table-row>
        <table:table-row table:style-name="ro3"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float" office:value="11">
            <text:p>11</text:p>
          </table:table-cell>
          <table:table-cell table:number-columns-repeated="2"/>
        </table:table-row>
        <table:table-row table:style-name="ro3">
          <table:table-cell office:value-type="float" office:value="12">
            <text:p>12</text:p>
          </table:table-cell>
          <table:table-cell table:number-columns-repeated="2"/>
        </table:table-row>
        <table:table-row table:style-name="ro3">
          <table:table-cell office:value-type="float" office:value="13">
            <text:p>13</text:p>
          </table:table-cell>
          <table:table-cell table:number-columns-repeated="2"/>
        </table:table-row>
        <table:table-row table:style-name="ro3">
          <table:table-cell office:value-type="float" office:value="14">
            <text:p>14</text:p>
          </table:table-cell>
          <table:table-cell table:number-columns-repeated="2"/>
        </table:table-row>
        <table:table-row table:style-name="ro3">
          <table:table-cell office:value-type="float" office:value="15">
            <text:p>15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table:number-columns-repeated="2"/>
        </table:table-row>
        <table:table-row table:style-name="ro3">
          <table:table-cell office:value-type="float" office:value="17">
            <text:p>17</text:p>
          </table:table-cell>
          <table:table-cell table:number-columns-repeated="2"/>
        </table:table-row>
        <table:table-row table:style-name="ro3">
          <table:table-cell office:value-type="float" office:value="18">
            <text:p>18</text:p>
          </table:table-cell>
          <table:table-cell table:number-columns-repeated="2"/>
        </table:table-row>
        <table:table-row table:style-name="ro3">
          <table:table-cell office:value-type="float" office:value="19">
            <text:p>19</text:p>
          </table:table-cell>
          <table:table-cell table:number-columns-repeated="2"/>
        </table:table-row>
        <table:table-row table:style-name="ro3"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float" office:value="21">
            <text:p>21</text:p>
          </table:table-cell>
          <table:table-cell table:number-columns-repeated="2"/>
        </table:table-row>
        <table:table-row table:style-name="ro3">
          <table:table-cell office:value-type="float" office:value="22">
            <text:p>22</text:p>
          </table:table-cell>
          <table:table-cell table:number-columns-repeated="2"/>
        </table:table-row>
      </table:table>
      <table:table table:name="Colors" table:style-name="ta1" table:print="false">
        <table:table-column table:style-name="co1" table:default-cell-style-name="ce10"/>
        <table:table-column table:style-name="co6" table:default-cell-style-name="ce10"/>
        <table:table-column table:style-name="co1" table:number-columns-repeated="1022" table:default-cell-style-name="ce10"/>
        <table:table-row table:style-name="ro2">
          <table:table-cell office:value-type="string">
            <text:p>color depends on active Windowskin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ID</text:p>
          </table:table-cell>
          <table:table-cell table:style-name="ce11"/>
          <table:table-cell table:style-name="ce11" office:value-type="string">
            <text:p>Use</text:p>
          </table:table-cell>
          <table:table-cell table:style-name="ce11" table:number-columns-repeated="1021"/>
        </table:table-row>
        <table:table-row table:style-name="ro1">
          <table:table-cell office:value-type="float" office:value="0">
            <text:p>0</text:p>
          </table:table-cell>
          <table:table-cell table:style-name="ce9" office:value-type="string">
            <text:p>\C[0] white </text:p>
          </table:table-cell>
          <table:table-cell office:value-type="string">
            <text:p>normal Text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\C[1] cyan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string">
            <text:p>\C[2] orange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table:style-name="ce9" office:value-type="string">
            <text:p>\C[3] light green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table:style-name="ce9" office:value-type="string">
            <text:p>\C[4] light blue </text:p>
          </table:table-cell>
          <table:table-cell office:value-type="string">
            <text:p>important Text</text:p>
          </table:table-cell>
          <table:table-cell table:number-columns-repeated="1021"/>
        </table:table-row>
        <table:table-row table:style-name="ro2">
          <table:table-cell office:value-type="float" office:value="5">
            <text:p>5</text:p>
          </table:table-cell>
          <table:table-cell table:style-name="ce9" office:value-type="string">
            <text:p>\C[5] light violett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string">
            <text:p>\C[6] light yellow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table:style-name="ce9" office:value-type="string">
            <text:p>\C[7] dark yellow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table:style-name="ce9" office:value-type="string">
            <text:p>\C[8] gray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string">
            <text:p>\C[9] dark blue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table:style-name="ce9" office:value-type="string">
            <text:p>\C[10] red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table:style-name="ce9" office:value-type="string">
            <text:p>\C[11] green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string">
            <text:p>\C[12] blue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table:style-name="ce9" office:value-type="string">
            <text:p>\C[13] violatt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st" table:style-name="ta1" table:print="false">
        <table:table-column table:style-name="co1" table:number-columns-repeated="2" table:default-cell-style-name="ce7"/>
        <table:table-column table:style-name="co7" table:default-cell-style-name="ce7"/>
        <table:table-column table:style-name="co1" table:number-columns-repeated="4" table:default-cell-style-name="ce7"/>
        <table:table-column table:style-name="co1" table:default-cell-style-name="ce12"/>
        <table:table-column table:style-name="co1" table:number-columns-repeated="1016" table:default-cell-style-name="ce7"/>
        <table:table-row table:style-name="ro2">
          <table:table-cell office:value-type="string">
            <text:p>x</text:p>
          </table:table-cell>
          <table:table-cell office:value-type="string">
            <text:p>ID</text:p>
          </table:table-cell>
          <table:table-cell office:value-type="string">
            <text:p>Title</text:p>
          </table:table-cell>
          <table:table-cell office:value-type="string">
            <text:p>Type</text:p>
          </table:table-cell>
          <table:table-cell office:value-type="string">
            <text:p>Difficulty</text:p>
          </table:table-cell>
          <table:table-cell office:value-type="string">
            <text:p>From</text:p>
          </table:table-cell>
          <table:table-cell office:value-type="string">
            <text:p>Location</text:p>
          </table:table-cell>
          <table:table-cell office:value-type="string">
            <text:p>Description</text:p>
          </table:table-cell>
          <table:table-cell office:value-type="string">
            <text:p>Objectives List</text:p>
          </table:table-cell>
          <table:table-cell office:value-type="string">
            <text:p>Visible Objectives</text:p>
          </table:table-cell>
          <table:table-cell office:value-type="string">
            <text:p>Rewards List</text:p>
          </table:table-cell>
          <table:table-cell office:value-type="string">
            <text:p>Visible Rewards</text:p>
          </table:table-cell>
          <table:table-cell office:value-type="string">
            <text:p>Subtext</text:p>
          </table:table-cell>
          <table:table-cell table:number-columns-repeated="1011"/>
        </table:table-row>
        <table:table-row table:style-name="ro1">
          <table:table-cell office:value-type="string">
            <text:p>x</text:p>
          </table:table-cell>
          <table:table-cell table:number-columns-repeated="1023"/>
        </table:table-row>
        <table:table-row table:style-name="ro1">
          <table:table-cell office:value-type="string">
            <text:p>x</text:p>
          </table:table-cell>
          <table:table-cell table:number-columns-repeated="1023"/>
        </table:table-row>
        <table:table-row table:style-name="ro1">
          <table:table-cell office:value-type="string">
            <text:p>x</text:p>
          </table:table-cell>
          <table:table-cell table:number-columns-repeated="1023"/>
        </table:table-row>
        <table:table-row table:style-name="ro1">
          <table:table-cell office:value-type="string">
            <text:p>x</text:p>
          </table:table-cell>
          <table:table-cell table:number-columns-repeated="1023"/>
        </table:table-row>
        <table:table-row table:style-name="ro1">
          <table:table-cell office:value-type="string">
            <text:p>x</text:p>
          </table:table-cell>
          <table:table-cell table:number-columns-repeated="1023"/>
        </table:table-row>
        <table:table-row table:style-name="ro5">
          <table:table-cell office:value-type="string">
            <text:p>x</text:p>
          </table:table-cell>
          <table:table-cell office:value-type="float" office:value="101">
            <text:p>101</text:p>
          </table:table-cell>
          <table:table-cell office:value-type="string">
            <text:p>\i[87]Horse Apples</text:p>
          </table:table-cell>
          <table:table-cell office:value-type="string">
            <text:p>Side Quest</text:p>
          </table:table-cell>
          <table:table-cell table:number-columns-repeated="3"/>
          <table:table-cell table:style-name="ce13" office:value-type="string">
            <text:p><text:span text:style-name="T1">There is a horse.</text:span></text:p>
            <text:p><text:span text:style-name="T1">Lure it to you somehow.</text:span></text:p>
          </table:table-cell>
          <table:table-cell table:style-name="ce15" office:value-type="string">
            <text:p>\[c4]Find apple\[c0]</text:p>
          </table:table-cell>
          <table:table-cell office:value-type="float" office:value="1">
            <text:p>1</text:p>
          </table:table-cell>
          <table:table-cell table:style-name="ce15" office:value-type="string">
            <text:p><text:s text:c="5"/>Horse Luve</text:p>
          </table:table-cell>
          <table:table-cell office:value-type="float" office:value="1">
            <text:p>1</text:p>
          </table:table-cell>
          <table:table-cell table:style-name="ce15" office:value-type="string">
            <text:p>Nice horsey</text:p>
          </table:table-cell>
          <table:table-cell table:number-columns-repeated="1011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table:style-name="ce14" office:value-type="string">
            <text:p>Some Apples could help.</text:p>
          </table:table-cell>
          <table:table-cell table:style-name="ce15" office:value-type="string">
            <text:p>Give the horse an apple</text:p>
          </table:table-cell>
          <table:table-cell table:number-columns-repeated="1015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table:style-name="ce14" office:value-type="string">
            <text:p>The horse ate the apple.</text:p>
          </table:table-cell>
          <table:table-cell table:number-columns-repeated="1016"/>
        </table:table-row>
        <table:table-row table:style-name="ro1">
          <table:table-cell office:value-type="string">
            <text:p>x</text:p>
          </table:table-cell>
          <table:table-cell table:number-columns-repeated="1023"/>
        </table:table-row>
        <table:table-row table:style-name="ro1">
          <table:table-cell office:value-type="string">
            <text:p>x</text:p>
          </table:table-cell>
          <table:table-cell table:number-columns-repeated="1023"/>
        </table:table-row>
        <table:table-row table:style-name="ro1">
          <table:table-cell office:value-type="string">
            <text:p>x</text:p>
          </table:table-cell>
          <table:table-cell table:number-columns-repeated="1023"/>
        </table:table-row>
        <table:table-row table:style-name="ro1">
          <table:table-cell office:value-type="string">
            <text:p>x</text:p>
          </table:table-cell>
          <table:table-cell table:number-columns-repeated="1023"/>
        </table:table-row>
        <table:table-row table:style-name="ro1">
          <table:table-cell office:value-type="string">
            <text:p>x</text:p>
          </table:table-cell>
          <table:table-cell table:number-columns-repeated="1023"/>
        </table:table-row>
        <table:table-row table:style-name="ro1">
          <table:table-cell office:value-type="string">
            <text:p>x</text:p>
          </table:table-cell>
          <table:table-cell table:number-columns-repeated="1023"/>
        </table:table-row>
        <table:table-row table:style-name="ro1">
          <table:table-cell office:value-type="string">
            <text:p>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How to use this Table with exportJson-macro:</text:p>
          </table:table-cell>
          <table:table-cell table:number-columns-repeated="1023"/>
        </table:table-row>
        <table:table-row table:style-name="ro2">
          <table:table-cell office:value-type="string">
            <text:p>make sure that there are no completely empty rows or columns or export will interrupt (place x in every cell at start of row)!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for every quest add a row with the ID set followed by an row without ID</text:p>
          </table:table-cell>
          <table:table-cell table:number-columns-repeated="1023"/>
        </table:table-row>
        <table:table-row table:style-name="ro4">
          <table:table-cell table:style-name="Default" office:value-type="string">
            <text:p>enter information for quest; if there are multi-elements for description,rewards,... place each element in an additional row but let quest-ID empty</text:p>
          </table:table-cell>
          <table:table-cell table:style-name="Default"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office:value-type="string">
            <text:p>You can add more colums for your own purpose but make sure you dont change the existing column-names. The custom columns will not be exported.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gs" table:style-name="ta1" table:print="false">
        <table:table-column table:style-name="co1" table:number-columns-repeated="3" table:default-cell-style-name="Default"/>
        <table:table-row table:style-name="ro4">
          <table:table-cell office:value-type="string">
            <text:p>Tags used with NeMV_Tags.js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office:value-type="string">
            <text:p>Tag</text:p>
          </table:table-cell>
          <table:table-cell office:value-type="string">
            <text:p>class</text:p>
          </table:table-cell>
          <table:table-cell office:value-type="string">
            <text:p>use</text:p>
          </table:table-cell>
        </table:table-row>
        <table:table-row table:style-name="ro4">
          <table:table-cell office:value-type="string">
            <text:p>chaste</text:p>
          </table:table-cell>
          <table:table-cell office:value-type="string">
            <text:p>Equipment</text:p>
          </table:table-cell>
          <table:table-cell office:value-type="string">
            <text:p>used to check if equipment with chaste-skill is equiped</text:p>
          </table:table-cell>
        </table:table-row>
        <table:table-row table:style-name="ro4">
          <table:table-cell office:value-type="string">
            <text:p>male</text:p>
          </table:table-cell>
          <table:table-cell office:value-type="string">
            <text:p>Actor/Enemy</text:p>
          </table:table-cell>
          <table:table-cell/>
        </table:table-row>
        <table:table-row table:style-name="ro4">
          <table:table-cell office:value-type="string">
            <text:p>female</text:p>
          </table:table-cell>
          <table:table-cell office:value-type="string">
            <text:p>Actor/Enemy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2">12.12.2020</text:date>, <text:time>20:24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k jk</meta:initial-creator>
    <meta:creation-date>2020-12-11T07:26:51.41</meta:creation-date>
    <dc:date>2020-12-12T20:24:09.62</dc:date>
    <dc:creator>jk jk</dc:creator>
    <meta:editing-duration>PT21H10M59S</meta:editing-duration>
    <meta:editing-cycles>20</meta:editing-cycles>
    <meta:generator>OpenOffice/4.1.7$Win32 OpenOffice.org_project/417m1$Build-9800</meta:generator>
    <meta:document-statistic meta:table-count="6" meta:cell-count="235" meta:object-count="0"/>
    <meta:user-defined meta:name="qrichtext">1</meta:user-defined>
  </office:meta>
</office:document-meta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248" dlg:top="77" dlg:width="193" dlg:height="144" dlg:closeable="true" dlg:moveable="true">
  <dlg:bulletinboard>
    <dlg:button dlg:id="CommandButton1" dlg:tab-index="0" dlg:left="15" dlg:top="14" dlg:width="62" dlg:height="26" dlg:value="CommandButton1">
      <script:event script:event-name="on-performaction" script:macro-name="vnd.sun.star.script:ExportSheetsToHTML.exportsheetstohtml.js?language=JavaScript&amp;location=share" script:language="Script"/>
    </dlg:button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